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81in"/>
    </style:style>
    <style:style style:name="co2" style:family="table-column">
      <style:table-column-properties fo:break-before="auto" style:column-width="0.3236in"/>
    </style:style>
    <style:style style:name="co3" style:family="table-column">
      <style:table-column-properties fo:break-before="auto" style:column-width="8.9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Bird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CAD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XIAO nRF52840 &amp; Wio-SX1262</text:p>
            <text:p>MC as a Ro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seeedstudio.com/XIAO-nRF52840-Wio-SX1262-Kit-for-Meshtastic-p-6400.html" xlink:type="simple">https://www.seeedstudio.com/XIAO-nRF52840-Wio-SX1262-Kit-for-Meshtastic-p-6400.html</text:a></text:p>
            <text:p><text:a xlink:href="https://botland.cz/lora-lorawan/26528-sada-xiao-nrf52840-wio-sx1262-pro-meshtastic-lora-bluetooth-seeedstudio-102010710-5904422387815.html" xlink:type="simple">https://botland.cz/lora-lorawan/26528-sada-xiao-nrf52840-wio-sx1262-pro-meshtastic-lora-bluetooth-seeedstudio-102010710-5904422387815.html</text:a></text:p>
            <text:p/>
          </table:table-cell>
        </table:table-row>
        <table:table-row table:style-name="ro1">
          <table:table-cell office:value-type="string" calcext:value-type="string">
            <text:p>LoRa Antenna 8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lar pa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botland.cz/nizkoenergeticke-solarni-panely/6988-solarni-clanek-35w-6v-165x135x3mm-5904422335328.html" xlink:type="simple">https://botland.cz/nizkoenergeticke-solarni-panely/6988-solarni-clanek-35w-6v-165x135x3mm-5904422335328.html</text:a></text:p>
          </table:table-cell>
        </table:table-row>
        <table:table-row table:style-name="ro1">
          <table:table-cell office:value-type="string" calcext:value-type="string">
            <text:p>MPPT Char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botland.cz/prislusenstvi-solarnich-panelu/19543-modul-pro-spravu-solarni-energie-pro-solarni-panel-6v-24v-waveshare-16120-5904422371609.html" xlink:type="simple">https://botland.cz/prislusenstvi-solarnich-panelu/19543-modul-pro-spravu-solarni-energie-pro-solarni-panel-6v-24v-waveshare-16120-5904422371609.html</text:a></text:p>
          </table:table-cell>
        </table:table-row>
        <table:table-row table:style-name="ro1">
          <table:table-cell office:value-type="string" calcext:value-type="string">
            <text:p>2x 18650 Bat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18650_battery" xlink:type="simple">https://en.wikipedia.org/wiki/18650_battery</text:a></text:p>
          </table:table-cell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8T11:21:09.518095020</meta:creation-date>
    <meta:generator>LibreOffice/25.8.4.2$Linux_X86_64 LibreOffice_project/580$Build-2</meta:generator>
    <dc:date>2026-02-08T11:47:41.392309391</dc:date>
    <meta:editing-duration>PT5M44S</meta:editing-duration>
    <meta:editing-cycles>2</meta:editing-cycles>
    <meta:document-statistic meta:table-count="1" meta:cell-count="20" meta:object-count="0"/>
  </office:meta>
</office:document-meta>
</file>